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Sind die </mtext>
            <msub>
              <mi>v</mi>
              <mrow>
                <mrow>
                  <mo stretchy="false">±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i>k</mi>
                <mi>r</mi>
                <mrow>
                  <mi/>
                  <mo stretchy="false">±</mo>
                  <mi/>
                </mrow>
                <mo stretchy="false">ω</mo>
                <mi>t</mi>
              </mrow>
              <mo stretchy="false">)</mo>
            </mrow>
            <mtext> periodisch, also z.B. </mtext>
            <mrow>
              <msub>
                <mi>v</mi>
                <mrow>
                  <mrow>
                    <mo stretchy="false">±</mo>
                    <mphantom>
                      <mstyle>
                        <mrow>
                          <mn>.</mn>
                        </mrow>
                      </mstyle>
                    </mphantom>
                  </mrow>
                </mrow>
              </msub>
              <mo stretchy="false">∼</mo>
              <msup>
                <mtext>e</mtext>
                <mrow>
                  <mtext>i</mtext>
                  <mrow>
                    <mo stretchy="false">(</mo>
                    <mrow>
                      <mi>k</mi>
                      <mi>r</mi>
                      <mrow>
                        <mi/>
                        <mo stretchy="false">±</mo>
                        <mi/>
                      </mrow>
                      <mo stretchy="false">ω</mo>
                      <mi>t</mi>
                    </mrow>
                    <mo stretchy="false">)</mo>
                  </mrow>
                </mrow>
              </msup>
            </mrow>
          </mrow>
        </mtd>
      </mtr>
      <mtr>
        <mtd>
          <mrow>
            <mtext>spricht man von Kugelwellen: </mtext>
            <msub>
              <mo stretchy="false">ψ</mo>
              <mrow>
                <mrow>
                  <mo stretchy="false">±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frac>
              <msub>
                <mi>A</mi>
                <mrow>
                  <mrow>
                    <mo stretchy="false">±</mo>
                    <mphantom>
                      <mstyle>
                        <mrow>
                          <mn>.</mn>
                        </mrow>
                      </mstyle>
                    </mphantom>
                  </mrow>
                </mrow>
              </msub>
              <mi>r</mi>
            </mfrac>
            <msup>
              <mtext>e</mtext>
              <mrow>
                <mtext>i</mtext>
                <mrow>
                  <mo stretchy="false">(</mo>
                  <mrow>
                    <mi>k</mi>
                    <mi>r</mi>
                    <mrow>
                      <mi/>
                      <mo stretchy="false">±</mo>
                      <mi/>
                    </mrow>
                    <mo stretchy="false">ω</mo>
                    <mi>t</mi>
                  </mrow>
                  <mo stretchy="false">)</mo>
                </mrow>
              </mrow>
            </msup>
          </mrow>
        </mtd>
      </mtr>
    </mtable>
    <annotation encoding="StarMath 5.0">"Sind die "v_{+- phantom .} (k r `+-` %iomega t)" periodisch, also z.B. " v_{+- phantom .} sim "e"^{"i"(k r `+-` %iomega t)} newline
"spricht man von Kugelwellen: " %ipsi_{+- phantom .} (bold r , t) `=` A_{+- phantom .} over r "e"^{"i"(k r `+-` %iomega t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9:39:43.998000000</meta:creation-date>
    <meta:generator>LibreOffice/4.1.4.2$Windows_x86 LibreOffice_project/0a0440ccc0227ad9829de5f46be37cfb6edcf72</meta:generator>
  </office:meta>
</office:document-meta>
</file>